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83b541" officeooo:paragraph-rsid="0083b541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6pt" fo:letter-spacing="-0.007cm" fo:font-style="italic" fo:font-weight="normal" officeooo:rsid="005f4c1c" officeooo:paragraph-rsid="00846fd1" style:font-size-asian="6pt" style:font-style-asian="italic" style:font-weight-asian="normal" style:font-name-complex="Lucida Sans" style:font-size-complex="6pt" style:font-style-complex="italic" style:font-weight-complex="normal" style:text-scale="101%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letter-spacing="-0.007cm" fo:font-style="italic" fo:font-weight="bold" officeooo:paragraph-rsid="006272a9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fo:font-style="italic" officeooo:paragraph-rsid="003a4e71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2pt" fo:letter-spacing="-0.012cm" fo:font-style="normal" style:text-underline-style="none" fo:font-weight="bold" officeooo:paragraph-rsid="008b1348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7.5pt" fo:letter-spacing="-0.012cm" fo:font-style="normal" style:text-underline-style="none" fo:font-weight="normal" officeooo:paragraph-rsid="004d0723" style:font-size-asian="7.5pt" style:font-style-asian="normal" style:font-weight-asian="normal" style:font-name-complex="Lucida Sans" style:font-size-complex="7.5pt" style:font-style-complex="normal" style:font-weight-complex="normal"/>
    </style:style>
    <style:style style:name="P1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7.5pt" fo:font-weight="normal" officeooo:paragraph-rsid="004d0723" style:font-size-asian="7.5pt" style:font-weight-asian="normal" style:font-size-complex="7.5pt" style:font-weight-complex="normal"/>
    </style:style>
    <style:style style:name="P1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7.5pt" fo:font-weight="normal" officeooo:paragraph-rsid="009b6b04" style:font-size-asian="7.5pt" style:font-weight-asian="normal" style:font-name-complex="Lucida Sans" style:font-size-complex="7.5pt" style:font-weight-complex="normal"/>
    </style:style>
    <style:style style:name="P1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7.5pt" fo:font-weight="normal" officeooo:paragraph-rsid="008e24d7" style:font-size-asian="7.5pt" style:font-weight-asian="normal" style:font-name-complex="Lucida Sans" style:font-size-complex="7.5pt" style:font-weight-complex="normal"/>
    </style:style>
    <style:style style:name="P1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7.5pt" fo:letter-spacing="-0.012cm" fo:font-weight="normal" officeooo:rsid="00a64d04" officeooo:paragraph-rsid="00a64d04" style:font-size-asian="7.5pt" style:font-weight-asian="normal" style:font-name-complex="Lucida Sans" style:font-size-complex="7.5pt" style:font-weight-complex="normal"/>
    </style:style>
    <style:style style:name="P1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7.5pt" fo:letter-spacing="-0.012cm" fo:font-style="normal" style:text-underline-style="none" fo:font-weight="normal" officeooo:paragraph-rsid="004d0723" style:font-size-asian="7.5pt" style:font-style-asian="normal" style:font-weight-asian="normal" style:font-name-complex="Lucida Sans" style:font-size-complex="7.5pt" style:font-style-complex="normal" style:font-weight-complex="normal"/>
    </style:style>
    <style:style style:name="P2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7.5pt" fo:letter-spacing="-0.012cm" fo:font-style="normal" style:text-underline-style="none" fo:font-weight="normal" officeooo:paragraph-rsid="004d0723" style:font-size-asian="7.5pt" style:font-style-asian="normal" style:font-weight-asian="normal" style:font-name-complex="Lucida Sans" style:font-size-complex="7.5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7.5pt" officeooo:paragraph-rsid="00774487" style:font-size-asian="7.5pt" style:font-name-complex="Lucida Sans" style:font-size-complex="7.5pt"/>
    </style:style>
    <style:style style:name="P2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7.5pt" officeooo:paragraph-rsid="009e6285" style:font-size-asian="7.5pt" style:font-name-complex="Lucida Sans" style:font-size-complex="7.5pt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7.5pt" officeooo:paragraph-rsid="00774487" style:font-size-asian="7.5pt" style:font-name-complex="Lucida Sans" style:font-size-complex="7.5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5" style:family="paragraph" style:parent-style-name="Standard">
      <loext:graphic-properties draw:fill="none"/>
      <style:paragraph-properties fo:margin-left="0cm" fo:margin-right="-0.101cm" fo:margin-top="0.019cm" fo:margin-bottom="0cm" loext:contextual-spacing="false" fo:line-height="105%" fo:orphans="0" fo:widows="0" fo:text-indent="0cm" style:auto-text-indent="false" fo:background-color="transparent" style:text-autospace="none"/>
      <style:text-properties fo:color="#000000" style:text-position="-5% 100%" style:font-name="Lucida Sans" fo:font-size="7.5pt" fo:letter-spacing="-0.012cm" fo:font-style="normal" style:text-underline-style="none" fo:font-weight="normal" officeooo:paragraph-rsid="008f9608" style:font-size-asian="7.5pt" style:font-style-asian="normal" style:font-weight-asian="normal" style:font-name-complex="Lucida Sans" style:font-size-complex="7.5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text-properties fo:font-size="2pt" style:font-size-asian="2pt" style:font-size-complex="2pt"/>
    </style:style>
    <style:style style:name="P30" style:family="paragraph" style:parent-style-name="Standard">
      <style:text-properties style:font-name="Lucida Sans" fo:font-size="14pt" style:font-size-asian="14pt" style:font-size-complex="14pt"/>
    </style:style>
    <style:style style:name="P3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3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font-weight="normal" officeooo:paragraph-rsid="00b92bd6" style:font-size-asian="6pt" style:font-weight-asian="normal" style:font-name-complex="Lucida Sans" style:font-size-complex="6pt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font-weight="normal" officeooo:paragraph-rsid="00bbc984" style:font-size-asian="6pt" style:font-weight-asian="normal" style:font-name-complex="Lucida Sans" style:font-size-complex="6pt" style:font-weight-complex="normal"/>
    </style:style>
    <style:style style:name="P3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0102ab9" style:font-weight-asian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0394c7a" style:font-weight-asian="normal" style:font-weight-complex="normal"/>
    </style:style>
    <style:style style:name="P41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fo:break-before="column" style:text-autospace="none"/>
      <style:text-properties officeooo:paragraph-rsid="00c96586"/>
    </style:style>
    <style:style style:name="P42" style:family="paragraph" style:parent-style-name="Standard">
      <loext:graphic-properties draw:fill="none"/>
      <style:paragraph-properties fo:margin-left="0cm" fo:margin-right="-0.101cm" fo:margin-top="0cm" fo:margin-bottom="0cm" loext:contextual-spacing="false" fo:line-height="0.369cm" fo:orphans="0" fo:widows="0" fo:text-indent="0cm" style:auto-text-indent="false" fo:background-color="transparent" style:text-autospace="none"/>
      <style:text-properties fo:font-weight="normal" officeooo:paragraph-rsid="00b67f43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-0.101cm" fo:margin-top="0.064cm" fo:margin-bottom="0cm" loext:contextual-spacing="false" fo:line-height="100%" fo:orphans="0" fo:widows="0" fo:text-indent="0cm" style:auto-text-indent="false" fo:background-color="transparent" style:text-autospace="none"/>
      <style:text-properties fo:font-size="9pt" fo:font-weight="normal" officeooo:paragraph-rsid="00c19478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0c96586" officeooo:paragraph-rsid="00c96586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47" style:family="paragraph" style:parent-style-name="Standard">
      <style:paragraph-properties fo:margin-left="0.206cm" fo:margin-right="-0.056cm" fo:margin-top="0.09cm" fo:margin-bottom="0cm" loext:contextual-spacing="false" fo:line-height="100%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c31cb6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206cm" fo:margin-right="-0.056cm" fo:margin-top="0.09cm" fo:margin-bottom="0cm" loext:contextual-spacing="false" fo:line-height="100%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rsid="00c31cb6" officeooo:paragraph-rsid="00c31cb6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206cm" fo:margin-right="-0.056cm" fo:margin-top="0.09cm" fo:margin-bottom="0cm" loext:contextual-spacing="false" fo:line-height="100%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normal" officeooo:paragraph-rsid="00c31cb6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.206cm" fo:margin-right="-0.056cm" fo:margin-top="0.064cm" fo:margin-bottom="0cm" loext:contextual-spacing="false" fo:line-height="100%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rsid="00c31cb6" officeooo:paragraph-rsid="00c31cb6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.206cm" fo:margin-right="-0.056cm" fo:margin-top="0.064cm" fo:margin-bottom="0cm" loext:contextual-spacing="false" fo:line-height="100%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normal" officeooo:rsid="00c31cb6" officeooo:paragraph-rsid="00c31cb6" style:font-size-asian="9pt" style:font-weight-asian="normal" style:font-name-complex="Lucida Sans" style:font-size-complex="9pt" style:font-weight-complex="normal"/>
    </style:style>
    <style:style style:name="P5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7736f" officeooo:paragraph-rsid="00b7736f" fo:background-color="transparent" style:font-size-asian="8pt" style:font-weight-asian="bold" style:font-name-complex="Lucida Sans" style:font-size-complex="8pt" style:font-weight-complex="bold"/>
    </style:style>
    <style:style style:name="P5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font-size="8pt" style:font-size-asian="8pt" style:font-size-complex="8pt"/>
    </style:style>
    <style:style style:name="P54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c31cb6" officeooo:paragraph-rsid="00c31cb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Standard">
      <style:paragraph-properties fo:margin-left="0cm" fo:margin-right="-0.056cm" fo:margin-top="0.199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style:text-underline-style="none" fo:font-weight="bold" officeooo:rsid="00c31cb6" officeooo:paragraph-rsid="00c31cb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6" style:family="paragraph" style:parent-style-name="Standard">
      <style:paragraph-properties fo:margin-left="0cm" fo:margin-right="-0.056cm" fo:margin-top="0.199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style:text-underline-style="none" fo:font-weight="bold" officeooo:rsid="00c31cb6" officeooo:paragraph-rsid="00d22ad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style:paragraph-properties fo:margin-left="0cm" fo:margin-right="-0.056cm" fo:margin-top="0.199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style:text-underline-style="none" fo:font-weight="bold" officeooo:rsid="00c31cb6" officeooo:paragraph-rsid="00d5114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8" style:family="paragraph" style:parent-style-name="Standard">
      <loext:graphic-properties draw:fill="none"/>
      <style:paragraph-properties fo:margin-left="0.3cm" fo:margin-right="0cm" fo:margin-top="0.079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paragraph-rsid="00bc9bbe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b4606" style:font-size-asian="9pt" style:font-weight-asian="bold" style:font-name-complex="Lucida Sans" style:font-size-complex="9pt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7f5abe"/>
    </style:style>
    <style:style style:name="T3" style:family="text">
      <style:text-properties officeooo:rsid="00110b13"/>
    </style:style>
    <style:style style:name="T4" style:family="text">
      <style:text-properties officeooo:rsid="00274622"/>
    </style:style>
    <style:style style:name="T5" style:family="text">
      <style:text-properties style:text-position="-5% 100%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tyle="normal" style:text-underline-style="none" style:font-style-asian="normal" style:font-style-complex="normal"/>
    </style:style>
    <style:style style:name="T9" style:family="text">
      <style:text-properties style:text-position="-5% 100%" fo:font-size="9pt" fo:letter-spacing="-0.007cm" fo:font-style="normal" fo:font-weight="bold" officeooo:rsid="00161b0b" style:font-size-asian="9pt" style:font-style-asian="normal" style:font-weight-asian="bold" style:font-size-complex="9pt" style:font-style-complex="normal" style:font-weight-complex="bold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12cm" style:font-size-asian="9pt" style:font-size-complex="9pt"/>
    </style:style>
    <style:style style:name="T12" style:family="text">
      <style:text-properties style:text-position="-5% 100%" fo:font-size="8pt" fo:letter-spacing="-0.007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3" style:family="text">
      <style:text-properties style:text-position="-5% 100%" fo:font-size="8pt" fo:letter-spacing="-0.007cm" fo:font-style="normal" fo:font-weight="bold" officeooo:rsid="000f4c70" style:font-size-asian="8pt" style:font-style-asian="normal" style:font-weight-asian="bold" style:font-size-complex="8pt" style:font-style-complex="normal" style:font-weight-complex="bold"/>
    </style:style>
    <style:style style:name="T14" style:family="text">
      <style:text-properties fo:color="#221f1f" style:font-name="Lucida Sans" fo:letter-spacing="-0.007cm" style:font-name-complex="Lucida Sans"/>
    </style:style>
    <style:style style:name="T15" style:family="text">
      <style:text-properties fo:color="#221f1f" style:font-name="Lucida Sans" fo:letter-spacing="-0.007cm" officeooo:rsid="000edb90" style:font-name-complex="Lucida Sans"/>
    </style:style>
    <style:style style:name="T16" style:family="text">
      <style:text-properties fo:color="#221f1f" style:font-name="Lucida Sans" fo:letter-spacing="-0.007cm" fo:font-style="normal" fo:font-weight="bold" officeooo:rsid="0010c812" style:font-style-asian="normal" style:font-weight-asian="bold" style:font-name-complex="Lucida Sans" style:font-style-complex="normal" style:font-weight-complex="bold"/>
    </style:style>
    <style:style style:name="T17" style:family="text">
      <style:text-properties fo:color="#221f1f" style:font-name="Lucida Sans" fo:letter-spacing="-0.007cm" fo:font-style="normal" fo:font-weight="bold" officeooo:rsid="00b7736f" style:font-style-asian="normal" style:font-weight-asian="bold" style:font-name-complex="Lucida Sans" style:font-style-complex="normal" style:font-weight-complex="bold"/>
    </style:style>
    <style:style style:name="T18" style:family="text">
      <style:text-properties fo:color="#221f1f" style:font-name="Lucida Sans" fo:letter-spacing="-0.007cm" fo:font-weight="bold" style:font-weight-asian="bold" style:font-name-complex="Lucida Sans" style:font-weight-complex="bold"/>
    </style:style>
    <style:style style:name="T19" style:family="text">
      <style:text-properties fo:color="#221f1f" style:font-name="Lucida Sans" style:font-name-complex="Lucida Sans"/>
    </style:style>
    <style:style style:name="T20" style:family="text">
      <style:text-properties fo:color="#221f1f" style:font-name="Lucida Sans" fo:font-size="9pt" fo:letter-spacing="-0.007cm" fo:font-style="normal" fo:font-weight="bold" officeooo: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font-name="Lucida Sans" fo:font-size="9pt" fo:letter-spacing="-0.007cm" fo:font-style="normal" fo:font-weight="bold" officeooo:rsid="00b7736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font-name="Lucida Sans" fo:font-size="9pt" fo:letter-spacing="-0.007cm" fo:font-style="normal" fo:font-weight="bold" officeooo:rsid="00b67f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4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letter-spacing="-0.014cm" style:font-name-complex="Lucida Sans"/>
    </style:style>
    <style:style style:name="T29" style:family="text">
      <style:text-properties fo:color="#221f1f" style:text-position="-5% 100%" fo:font-style="normal" style:text-underline-style="none" style:font-style-asian="normal" style:font-style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1" style:family="text">
      <style:text-properties fo:color="#221f1f" style:text-position="-5% 100%" style:font-name="Lucida Sans" fo:font-size="9pt" fo:letter-spacing="-0.012cm" fo:font-style="normal" officeooo:rsid="0054a7d8" style:font-size-asian="9pt" style:font-style-asian="normal" style:font-name-complex="Lucida Sans" style:font-size-complex="9pt" style:font-style-complex="normal"/>
    </style:style>
    <style:style style:name="T32" style:family="text">
      <style:text-properties fo:color="#221f1f" style:text-position="-5% 100%" style:font-name="Lucida Sans" fo:font-size="9pt" fo:letter-spacing="-0.012cm" fo:font-weight="normal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34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07cm" fo:font-style="normal" style:text-underline-style="none" fo:font-weight="bold" officeooo:rsid="00b725d2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5% 100%" style:font-name="Lucida Sans" fo:font-size="9pt" fo:letter-spacing="-0.007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7" style:family="text">
      <style:text-properties fo:color="#221f1f" style:text-position="-5% 100%" style:font-name="Lucida Sans" fo:font-size="9pt" fo:letter-spacing="-0.007cm" fo:font-style="normal" style:text-underline-style="none" officeooo:rsid="0015e59f" style:font-size-asian="9pt" style:font-style-asian="normal" style:font-name-complex="Lucida Sans" style:font-size-complex="9pt" style:font-style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0" style:family="text">
      <style:text-properties fo:color="#221f1f" style:text-position="-5% 100%" style:font-name="Lucida Sans" fo:font-size="8pt" fo:letter-spacing="-0.007cm" fo:font-style="normal" fo:font-weight="bold" officeooo:rsid="00c96586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style:font-name="Lucida Sans" fo:font-size="8pt" fo:letter-spacing="-0.007cm" fo:font-style="normal" fo:font-weight="bold" officeooo:rsid="00cec496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3" style:family="text">
      <style:text-properties fo:color="#221f1f" style:text-position="-5% 100%" style:font-name="Lucida Sans" fo:letter-spacing="-0.007cm" style:font-name-complex="Lucida Sans"/>
    </style:style>
    <style:style style:name="T44" style:family="text">
      <style:text-properties fo:color="#221f1f" style:text-position="-5% 100%" style:font-name="Lucida Sans" fo:letter-spacing="-0.007cm" fo:font-style="normal" fo:font-weight="bold" officeooo:rsid="004e00d8" style:font-style-asian="normal" style:font-weight-asian="bold" style:font-name-complex="Lucida Sans" style:font-style-complex="normal" style:font-weight-complex="bold"/>
    </style:style>
    <style:style style:name="T45" style:family="text">
      <style:text-properties fo:color="#221f1f" style:text-position="-5% 100%" style:font-name="Lucida Sans" fo:letter-spacing="-0.007cm" fo:font-weight="bold" style:font-weight-asian="bold" style:font-name-complex="Lucida Sans" style:font-weight-complex="bold"/>
    </style:style>
    <style:style style:name="T46" style:family="text">
      <style:text-properties fo:color="#221f1f" style:text-position="-5% 100%" style:font-name="Lucida Sans" fo:letter-spacing="-0.012cm" style:font-name-complex="Lucida Sans"/>
    </style:style>
    <style:style style:name="T47" style:family="text">
      <style:text-properties fo:color="#221f1f" style:text-position="-5% 100%" style:font-name="Lucida Sans" fo:letter-spacing="-0.012cm" fo:font-weight="normal" fo:background-color="transparent" loext:char-shading-value="0" style:font-weight-asian="normal" style:font-name-complex="Lucida Sans" style:font-weight-complex="normal"/>
    </style:style>
    <style:style style:name="T48" style:family="text">
      <style:text-properties fo:color="#221f1f" style:text-position="-5% 100%" style:font-name="Lucida Sans" fo:letter-spacing="-0.009cm" style:font-name-complex="Lucida Sans"/>
    </style:style>
    <style:style style:name="T49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50" style:family="text">
      <style:text-properties fo:color="#221f1f" style:text-position="-5% 100%" fo:font-size="8pt" fo:letter-spacing="-0.007cm" fo:font-style="normal" fo:font-weight="normal" officeooo:rsid="0010c812" style:font-size-asian="8pt" style:font-style-asian="normal" style:font-weight-asian="normal" style:font-size-complex="8pt" style:font-style-complex="normal" style:font-weight-complex="normal"/>
    </style:style>
    <style:style style:name="T51" style:family="text">
      <style:text-properties fo:color="#221f1f" style:text-position="-5% 100%" fo:font-size="8pt" fo:letter-spacing="-0.007cm" fo:font-style="normal" fo:font-weight="normal" officeooo:rsid="00ce28ff" style:font-size-asian="8pt" style:font-style-asian="normal" style:font-weight-asian="normal" style:font-size-complex="8pt" style:font-style-complex="normal" style:font-weight-complex="normal"/>
    </style:style>
    <style:style style:name="T52" style:family="text">
      <style:text-properties fo:color="#221f1f" style:text-position="-5% 100%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221f1f" style:text-position="-5% 100%" fo:font-size="8pt" fo:letter-spacing="-0.007cm" fo:font-style="normal" officeooo:rsid="00ce28ff" style:font-size-asian="8pt" style:font-style-asian="normal" style:font-size-complex="8pt" style:font-style-complex="normal"/>
    </style:style>
    <style:style style:name="T54" style:family="text">
      <style:text-properties fo:color="#221f1f" style:text-position="-5% 100%" fo:font-size="8pt" fo:letter-spacing="-0.007cm" fo:font-style="normal" officeooo:rsid="0010c812" style:font-size-asian="8pt" style:font-style-asian="normal" style:font-size-complex="8pt" style:font-style-complex="normal"/>
    </style:style>
    <style:style style:name="T55" style:family="text">
      <style:text-properties fo:color="#221f1f" style:text-position="-5% 100%" fo:font-size="8pt" fo:letter-spacing="-0.007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56" style:family="text">
      <style:text-properties fo:color="#221f1f" style:text-position="-5% 100%" fo:font-size="8pt" fo:letter-spacing="-0.007cm" fo:font-style="normal" fo:font-weight="bold" officeooo:rsid="00ce28ff" style:font-size-asian="8pt" style:font-style-asian="normal" style:font-weight-asian="bold" style:font-size-complex="8pt" style:font-style-complex="normal" style:font-weight-complex="bold"/>
    </style:style>
    <style:style style:name="T57" style:family="text">
      <style:text-properties fo:color="#221f1f" style:text-position="-5% 100%" fo:font-size="8pt" fo:letter-spacing="-0.007cm" fo:font-style="normal" fo:font-weight="bold" officeooo:rsid="0010c812" style:font-size-asian="8pt" style:font-style-asian="normal" style:font-weight-asian="bold" style:font-size-complex="8pt" style:font-style-complex="normal" style:font-weight-complex="bold"/>
    </style:style>
    <style:style style:name="T58" style:family="text">
      <style:text-properties fo:color="#221f1f" fo:font-size="8pt" fo:letter-spacing="-0.028cm" fo:font-weight="normal" style:font-size-asian="8pt" style:font-weight-asian="normal" style:font-size-complex="8pt" style:font-weight-complex="normal"/>
    </style:style>
    <style:style style:name="T59" style:family="text">
      <style:text-properties fo:color="#221f1f" fo:font-size="8pt" fo:letter-spacing="-0.028cm" style:font-size-asian="8pt" style:font-size-complex="8pt"/>
    </style:style>
    <style:style style:name="T60" style:family="text">
      <style:text-properties fo:color="#221f1f" fo:font-size="8pt" fo:letter-spacing="-0.028cm" fo:font-weight="bold" style:font-size-asian="8pt" style:font-weight-asian="bold" style:font-size-complex="8pt" style:font-weight-complex="bold"/>
    </style:style>
    <style:style style:name="T61" style:family="text">
      <style:text-properties fo:color="#221f1f" fo:font-size="8pt" fo:letter-spacing="-0.007cm" style:font-size-asian="8pt" style:font-size-complex="8pt"/>
    </style:style>
    <style:style style:name="T62" style:family="text">
      <style:text-properties fo:color="#221f1f" fo:font-size="8pt" fo:letter-spacing="-0.007cm" fo:font-weight="normal" style:font-size-asian="8pt" style:font-weight-asian="normal" style:font-size-complex="8pt" style:font-weight-complex="normal"/>
    </style:style>
    <style:style style:name="T63" style:family="text">
      <style:text-properties fo:color="#221f1f" fo:font-size="8pt" fo:letter-spacing="-0.007cm" fo:font-weight="bold" style:font-size-asian="8pt" style:font-weight-asian="bold" style:font-size-complex="8pt" style:font-weight-complex="bold"/>
    </style:style>
    <style:style style:name="T64" style:family="text">
      <style:text-properties fo:color="#221f1f" fo:font-size="8pt" fo:letter-spacing="-0.018cm" style:font-size-asian="8pt" style:font-size-complex="8pt"/>
    </style:style>
    <style:style style:name="T65" style:family="text">
      <style:text-properties fo:letter-spacing="-0.007cm" fo:font-style="italic" style:font-style-asian="italic" style:font-style-complex="italic"/>
    </style:style>
    <style:style style:name="T66" style:family="text">
      <style:text-properties fo:letter-spacing="-0.007cm" fo:font-style="normal" officeooo:rsid="000f4c70" style:font-style-asian="normal" style:font-style-complex="normal"/>
    </style:style>
    <style:style style:name="T67" style:family="text">
      <style:text-properties fo:letter-spacing="-0.007cm" fo:font-weight="bold" officeooo:rsid="00c19478" style:font-weight-asian="bold" style:font-weight-complex="bold"/>
    </style:style>
    <style:style style:name="T68" style:family="text">
      <style:text-properties style:text-position="-6% 100%" fo:letter-spacing="-0.012cm" fo:font-style="normal" style:text-underline-style="none" style:font-style-asian="normal" style:font-style-complex="normal"/>
    </style:style>
    <style:style style:name="T69" style:family="text">
      <style:text-properties fo:color="#000000" fo:letter-spacing="0.004cm" fo:font-style="normal" style:font-style-asian="normal" style:font-style-complex="normal"/>
    </style:style>
    <style:style style:name="T70" style:family="text">
      <style:text-properties fo:color="#000000" fo:letter-spacing="-0.007cm" fo:font-style="normal" style:font-style-asian="normal" style:font-style-complex="normal"/>
    </style:style>
    <style:style style:name="T71" style:family="text">
      <style:text-properties fo:color="#000000" fo:letter-spacing="-0.007cm" fo:font-style="normal" officeooo:rsid="00105b3d" style:font-style-asian="normal" style:font-style-complex="normal"/>
    </style:style>
    <style:style style:name="T72" style:family="text">
      <style:text-properties fo:color="#000000" fo:letter-spacing="-0.007cm" fo:font-style="normal" officeooo:rsid="009e6285" style:font-style-asian="normal" style:font-style-complex="normal"/>
    </style:style>
    <style:style style:name="T7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4" style:family="text">
      <style:text-properties fo:color="#000000" style:text-position="-5% 100%" fo:letter-spacing="-0.007cm" fo:font-style="normal" officeooo:rsid="009e6285" style:font-style-asian="normal" style:font-style-complex="normal"/>
    </style:style>
    <style:style style:name="T75" style:family="text">
      <style:text-properties fo:color="#000000" style:text-position="-5% 100%" fo:font-size="7.5pt" fo:letter-spacing="-0.012cm" fo:font-weight="normal" style:font-size-asian="7.5pt" style:font-weight-asian="normal" style:font-size-complex="7.5pt" style:font-weight-complex="normal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officeooo:rsid="004a1d82"/>
    </style:style>
    <style:style style:name="T80" style:family="text">
      <style:text-properties fo:font-size="8pt" style:font-size-asian="8pt" style:font-size-complex="8pt"/>
    </style:style>
    <style:style style:name="T81" style:family="text">
      <style:text-properties fo:font-size="8pt" officeooo:rsid="00573e39" style:font-size-asian="8pt" style:font-size-complex="8pt"/>
    </style:style>
    <style:style style:name="T82" style:family="text">
      <style:text-properties fo:font-size="8pt" fo:letter-spacing="-0.007cm" style:font-size-asian="8pt" style:font-size-complex="8pt"/>
    </style:style>
    <style:style style:name="T83" style:family="text"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T84" style:family="text">
      <style:text-properties style:use-window-font-color="true" style:font-name="Lucida Sans" fo:letter-spacing="-0.009cm" fo:font-weight="bold" style:font-weight-asian="bold" style:font-name-complex="Lucida Sans" style:font-weight-complex="bold"/>
    </style:style>
    <style:style style:name="T8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6" style:family="text">
      <style:text-properties fo:letter-spacing="-0.028cm" fo:font-weight="bold" style:font-weight-asian="bold" style:font-weight-complex="bold"/>
    </style:style>
    <style:style style:name="T87" style:family="text">
      <style:text-properties officeooo:rsid="00c96586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3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34"><text:text-input text:description="&lt;line.product_id.display_name&gt;">123456789012345678901234567890123045</text:text-input><text:span text:style-name="T85"><text:text-input text:description="&lt;if test=&quot;print_serial_number and line.lot_id&quot;&gt;">if</text:text-input></text:span><text:span text:style-name="T85"><text:s/>- </text:span><text:span text:style-name="T7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85"><text:text-input text:description="&lt;/if&gt;">end</text:text-input></text:span></text:p>
          </table:table-cell>
          <table:table-cell table:style-name="Tabla3.A2" office:value-type="string">
            <text:p text:style-name="P24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3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0.963cm"/>
    </style:style>
    <style:style style:name="Tabla5.4" style:family="table-row">
      <style:table-row-properties style:min-row-height="1.214cm"/>
    </style:style>
    <style:style style:name="Tabla7" style:family="table" style:master-page-name="">
      <style:table-properties style:width="18.8cm" fo:margin-top="0cm" fo:margin-bottom="0cm" style:page-number="auto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104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0.6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6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77cm"/>
    </style:style>
    <style:style style:name="Tabla6.D" style:family="table-column">
      <style:table-column-properties style:column-width="0.069cm"/>
    </style:style>
    <style:style style:name="Tabla6.E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064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6.4" style:family="table-row">
      <style:table-row-properties style:min-row-height="0.684cm"/>
    </style:style>
    <style:style style:name="Tabla6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83b541" officeooo:paragraph-rsid="0083b541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letter-spacing="-0.007cm" fo:font-style="italic" fo:font-weight="bold" officeooo:paragraph-rsid="006272a9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M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6pt" fo:letter-spacing="-0.007cm" fo:font-style="italic" fo:font-weight="normal" officeooo:rsid="005f4c1c" officeooo:paragraph-rsid="00846fd1" style:font-size-asian="6pt" style:font-style-asian="italic" style:font-weight-asian="normal" style:font-name-complex="Lucida Sans" style:font-size-complex="6pt" style:font-style-complex="italic" style:font-weight-complex="normal" style:text-scale="101%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fo:font-style="italic" officeooo:paragraph-rsid="003a4e71" style:font-size-asian="10pt" style:font-style-asian="italic" style:font-size-complex="10pt" style:font-style-complex="italic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2pt" fo:letter-spacing="-0.012cm" fo:font-style="normal" style:text-underline-style="none" fo:font-weight="bold" officeooo:paragraph-rsid="008b1348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7.5pt" fo:letter-spacing="-0.012cm" fo:font-style="normal" style:text-underline-style="none" fo:font-weight="normal" officeooo:paragraph-rsid="004d0723" style:font-size-asian="7.5pt" style:font-style-asian="normal" style:font-weight-asian="normal" style:font-name-complex="Lucida Sans" style:font-size-complex="7.5pt" style:font-style-complex="normal" style:font-weight-complex="normal"/>
    </style:style>
    <style:style style:name="M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7.5pt" fo:font-weight="normal" officeooo:paragraph-rsid="004d0723" style:font-size-asian="7.5pt" style:font-weight-asian="normal" style:font-size-complex="7.5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7.5pt" fo:font-weight="normal" officeooo:paragraph-rsid="009b6b04" style:font-size-asian="7.5pt" style:font-weight-asian="normal" style:font-name-complex="Lucida Sans" style:font-size-complex="7.5pt" style:font-weight-complex="normal"/>
    </style:style>
    <style:style style:name="MP1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7.5pt" fo:font-weight="normal" officeooo:paragraph-rsid="008e24d7" style:font-size-asian="7.5pt" style:font-weight-asian="normal" style:font-name-complex="Lucida Sans" style:font-size-complex="7.5pt" style:font-weight-complex="normal"/>
    </style:style>
    <style:style style:name="MP1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7.5pt" fo:letter-spacing="-0.012cm" fo:font-style="normal" style:text-underline-style="none" fo:font-weight="normal" officeooo:paragraph-rsid="004d0723" style:font-size-asian="7.5pt" style:font-style-asian="normal" style:font-weight-asian="normal" style:font-name-complex="Lucida Sans" style:font-size-complex="7.5pt" style:font-style-complex="normal" style:font-weight-complex="normal"/>
    </style:style>
    <style:style style:name="MP1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7.5pt" fo:letter-spacing="-0.012cm" fo:font-weight="normal" officeooo:rsid="00a64d04" officeooo:paragraph-rsid="00a64d04" style:font-size-asian="7.5pt" style:font-weight-asian="normal" style:font-name-complex="Lucida Sans" style:font-size-complex="7.5pt" style:font-weight-complex="normal"/>
    </style:style>
    <style:style style:name="MP1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7.5pt" fo:letter-spacing="-0.012cm" fo:font-style="normal" style:text-underline-style="none" fo:font-weight="normal" officeooo:paragraph-rsid="004d0723" style:font-size-asian="7.5pt" style:font-style-asian="normal" style:font-weight-asian="normal" style:font-name-complex="Lucida Sans" style:font-size-complex="7.5pt" style:font-style-complex="normal" style:font-weight-complex="normal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7.5pt" officeooo:paragraph-rsid="00774487" style:font-size-asian="7.5pt" style:font-name-complex="Lucida Sans" style:font-size-complex="7.5pt"/>
    </style:style>
    <style:style style:name="M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7.5pt" officeooo:paragraph-rsid="009e6285" style:font-size-asian="7.5pt" style:font-name-complex="Lucida Sans" style:font-size-complex="7.5pt"/>
    </style:style>
    <style:style style:name="M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7.5pt" officeooo:paragraph-rsid="00774487" style:font-size-asian="7.5pt" style:font-name-complex="Lucida Sans" style:font-size-complex="7.5pt"/>
    </style:style>
    <style:style style:name="MP23" style:family="paragraph" style:parent-style-name="Standard">
      <loext:graphic-properties draw:fill="none"/>
      <style:paragraph-properties fo:margin-left="0cm" fo:margin-right="-0.101cm" fo:margin-top="0.019cm" fo:margin-bottom="0cm" loext:contextual-spacing="false" fo:line-height="105%" fo:orphans="0" fo:widows="0" fo:text-indent="0cm" style:auto-text-indent="false" fo:background-color="transparent" style:text-autospace="none"/>
      <style:text-properties fo:color="#000000" style:text-position="-5% 100%" style:font-name="Lucida Sans" fo:font-size="7.5pt" fo:letter-spacing="-0.012cm" fo:font-style="normal" style:text-underline-style="none" fo:font-weight="normal" officeooo:paragraph-rsid="008f9608" style:font-size-asian="7.5pt" style:font-style-asian="normal" style:font-weight-asian="normal" style:font-name-complex="Lucida Sans" style:font-size-complex="7.5pt" style:font-style-complex="normal" style:font-weight-complex="normal"/>
    </style:style>
    <style:style style:name="M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0102ab9" style:font-weight-asian="normal" style:font-weight-complex="normal"/>
    </style:style>
    <style:style style:name="M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font-weight="normal" officeooo:paragraph-rsid="00b92bd6" style:font-size-asian="6pt" style:font-weight-asian="normal" style:font-name-complex="Lucida Sans" style:font-size-complex="6pt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font-weight="normal" officeooo:paragraph-rsid="00bbc984" style:font-size-asian="6pt" style:font-weight-asian="normal" style:font-name-complex="Lucida Sans" style:font-size-complex="6pt" style:font-weight-complex="normal"/>
    </style:style>
    <style:style style:name="MP28" style:family="paragraph" style:parent-style-name="Standard">
      <loext:graphic-properties draw:fill="none"/>
      <style:paragraph-properties fo:margin-left="0.3cm" fo:margin-right="0cm" fo:margin-top="0.079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paragraph-rsid="00bc9bbe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0" style:family="paragraph" style:parent-style-name="Standard">
      <loext:graphic-properties draw:fill="none"/>
      <style:paragraph-properties fo:margin-left="0cm" fo:margin-right="-0.101cm" fo:margin-top="0cm" fo:margin-bottom="0cm" loext:contextual-spacing="false" fo:line-height="0.369cm" fo:orphans="0" fo:widows="0" fo:text-indent="0cm" style:auto-text-indent="false" fo:background-color="transparent" style:text-autospace="none"/>
      <style:text-properties fo:font-weight="normal" officeooo:paragraph-rsid="00b67f43" style:font-weight-asian="normal" style:font-weight-complex="normal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0394c7a" style:font-weight-asian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-0.101cm" fo:margin-top="0.064cm" fo:margin-bottom="0cm" loext:contextual-spacing="false" fo:line-height="100%" fo:orphans="0" fo:widows="0" fo:text-indent="0cm" style:auto-text-indent="false" fo:background-color="transparent" style:text-autospace="none"/>
      <style:text-properties fo:font-size="9pt" fo:font-weight="normal" officeooo:paragraph-rsid="00c19478" style:font-size-asian="9pt" style:font-weight-asian="normal" style:font-size-complex="9pt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b4606" style:font-size-asian="9pt" style:font-weight-asian="bold" style:font-name-complex="Lucida Sans" style:font-size-complex="9pt" style:font-weight-complex="bold"/>
    </style:style>
    <style:style style:name="M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0c96586" officeooo:paragraph-rsid="00c96586" style:font-size-asian="8pt" style:font-weight-asian="normal" style:font-name-complex="Lucida Sans" style:font-size-complex="8pt" style:font-weight-complex="normal"/>
    </style:style>
    <style:style style:name="MP3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fo:break-before="column" style:text-autospace="none"/>
      <style:text-properties officeooo:paragraph-rsid="00c96586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font-size="8pt" style:font-size-asian="8pt" style:font-size-complex="8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7736f" officeooo:paragraph-rsid="00b7736f" fo:background-color="transparent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206cm" fo:margin-right="-0.056cm" fo:margin-top="0.09cm" fo:margin-bottom="0cm" loext:contextual-spacing="false" fo:line-height="100%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normal" officeooo:paragraph-rsid="00c31cb6" style:font-size-asian="9pt" style:font-weight-asian="normal" style:font-name-complex="Lucida Sans" style:font-size-complex="9pt" style:font-weight-complex="normal"/>
    </style:style>
    <style:style style:name="MP47" style:family="paragraph" style:parent-style-name="Standard">
      <style:paragraph-properties fo:margin-left="0.206cm" fo:margin-right="-0.056cm" fo:margin-top="0.09cm" fo:margin-bottom="0cm" loext:contextual-spacing="false" fo:line-height="100%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rsid="00c31cb6" officeooo:paragraph-rsid="00c31cb6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.206cm" fo:margin-right="-0.056cm" fo:margin-top="0.064cm" fo:margin-bottom="0cm" loext:contextual-spacing="false" fo:line-height="100%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normal" officeooo:rsid="00c31cb6" officeooo:paragraph-rsid="00c31cb6" style:font-size-asian="9pt" style:font-weight-asian="normal" style:font-name-complex="Lucida Sans" style:font-size-complex="9pt" style:font-weight-complex="normal"/>
    </style:style>
    <style:style style:name="MP49" style:family="paragraph" style:parent-style-name="Standard">
      <style:paragraph-properties fo:margin-left="0.206cm" fo:margin-right="-0.056cm" fo:margin-top="0.064cm" fo:margin-bottom="0cm" loext:contextual-spacing="false" fo:line-height="100%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rsid="00c31cb6" officeooo:paragraph-rsid="00c31cb6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-0.056cm" fo:margin-top="0.199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style:text-underline-style="none" fo:font-weight="bold" officeooo:rsid="00c31cb6" officeooo:paragraph-rsid="00c31cb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1" style:family="paragraph" style:parent-style-name="Standard">
      <style:paragraph-properties fo:margin-left="0.206cm" fo:margin-right="-0.056cm" fo:margin-top="0.09cm" fo:margin-bottom="0cm" loext:contextual-spacing="false" fo:line-height="100%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c31cb6" style:font-size-asian="9pt" style:font-weight-asian="bold" style:font-name-complex="Lucida Sans" style:font-size-complex="9pt" style:font-weight-complex="bold"/>
    </style:style>
    <style:style style:name="MP52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c31cb6" officeooo:paragraph-rsid="00c31cb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3" style:family="paragraph" style:parent-style-name="Standard">
      <style:paragraph-properties fo:margin-left="0cm" fo:margin-right="-0.056cm" fo:margin-top="0.199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style:text-underline-style="none" fo:font-weight="bold" officeooo:rsid="00c31cb6" officeooo:paragraph-rsid="00d22ad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4" style:family="paragraph" style:parent-style-name="Standard">
      <style:paragraph-properties fo:margin-left="0cm" fo:margin-right="-0.056cm" fo:margin-top="0.199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style:text-underline-style="none" fo:font-weight="bold" officeooo:rsid="00c31cb6" officeooo:paragraph-rsid="00d5114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5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7f5abe"/>
    </style:style>
    <style:style style:name="MT3" style:family="text">
      <style:text-properties officeooo:rsid="00110b13"/>
    </style:style>
    <style:style style:name="MT4" style:family="text">
      <style:text-properties officeooo:rsid="00274622"/>
    </style:style>
    <style:style style:name="MT5" style:family="text">
      <style:text-properties style:text-position="-5% 100%"/>
    </style:style>
    <style:style style:name="MT6" style:family="text">
      <style:text-properties fo:color="#221f1f" style:font-name="Lucida Sans" fo:letter-spacing="-0.007cm" officeooo:rsid="000edb90" style:font-name-complex="Lucida Sans"/>
    </style:style>
    <style:style style:name="MT7" style:family="text">
      <style:text-properties fo:color="#221f1f" style:font-name="Lucida Sans" style:font-name-complex="Lucida Sans"/>
    </style:style>
    <style:style style:name="MT8" style:family="text">
      <style:text-properties fo:color="#221f1f" style:font-name="Lucida Sans" fo:letter-spacing="-0.007cm" style:font-name-complex="Lucida Sans"/>
    </style:style>
    <style:style style:name="MT9" style:family="text">
      <style:text-properties fo:letter-spacing="-0.007cm" fo:font-style="italic" style:font-style-asian="italic" style:font-style-complex="italic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letter-spacing="-0.012cm" fo:font-style="normal" style:text-underline-style="none" style:font-style-asian="normal" style:font-style-complex="normal"/>
    </style:style>
    <style:style style:name="MT13" style:family="text">
      <style:text-properties style:text-position="-5% 100%" fo:font-style="normal" style:text-underline-style="none" style:font-style-asian="normal" style:font-style-complex="normal"/>
    </style:style>
    <style:style style:name="MT14" style:family="text">
      <style:text-properties fo:color="#221f1f" style:text-position="-5% 100%" fo:font-style="normal" style:text-underline-style="none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fo:letter-spacing="-0.007cm" fo:font-style="normal" officeooo:rsid="009e6285" style:font-style-asian="normal" style:font-style-complex="normal"/>
    </style:style>
    <style:style style:name="MT18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9" style:family="text">
      <style:text-properties fo:color="#000000" style:text-position="-5% 100%" fo:letter-spacing="-0.007cm" fo:font-style="normal" officeooo:rsid="009e6285" style:font-style-asian="normal" style:font-style-complex="normal"/>
    </style:style>
    <style:style style:name="MT20" style:family="text">
      <style:text-properties fo:color="#000000" fo:letter-spacing="-0.007cm" fo:font-style="normal" style:font-style-asian="normal" style:font-style-complex="normal"/>
    </style:style>
    <style:style style:name="MT21" style:family="text">
      <style:text-properties fo:color="#221f1f" style:font-name="Lucida Sans" fo:font-size="9pt" fo:letter-spacing="-0.007cm" fo:font-style="normal" fo:font-weight="bold" officeooo:rsid="00b67f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style:text-position="-5% 100%" fo:font-size="9pt" fo:letter-spacing="-0.007cm" fo:font-style="normal" fo:font-weight="bold" officeooo:rsid="00161b0b" style:font-size-asian="9pt" style:font-style-asian="normal" style:font-weight-asian="bold" style:font-size-complex="9pt" style:font-style-complex="normal" style:font-weight-complex="bold"/>
    </style:style>
    <style:style style:name="MT2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7" style:family="text">
      <style:text-properties style:text-position="-5% 100%" fo:font-size="9pt" fo:letter-spacing="-0.012cm" style:font-size-asian="9pt" style:font-size-complex="9pt"/>
    </style:style>
    <style:style style:name="MT28" style:family="text">
      <style:text-properties fo:letter-spacing="-0.007cm" fo:font-weight="bold" officeooo:rsid="00c19478" style:font-weight-asian="bold" style:font-weight-complex="bold"/>
    </style:style>
    <style:style style:name="MT29" style:family="text">
      <style:text-properties fo:letter-spacing="-0.028cm" fo:font-weight="bold" style:font-weight-asian="bold" style:font-weight-complex="bold"/>
    </style:style>
    <style:style style:name="MT30" style:family="text">
      <style:text-properties fo:font-size="8pt" fo:letter-spacing="-0.007cm" style:font-size-asian="8pt" style:font-size-complex="8pt"/>
    </style:style>
    <style:style style:name="MT31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07cm" fo:font-style="normal" style:text-underline-style="none" fo:font-weight="bold" officeooo:rsid="00b725d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07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07cm" fo:font-style="normal" style:text-underline-style="none" officeooo:rsid="0015e59f" style:font-size-asian="9pt" style:font-style-asian="normal" style:font-name-complex="Lucida Sans" style:font-size-complex="9pt" style:font-style-complex="normal"/>
    </style:style>
    <style:style style:name="MT35" style:family="text">
      <style:text-properties fo:color="#221f1f" style:text-position="-5% 100%" style:font-name="Lucida Sans" fo:font-size="9pt" fo:letter-spacing="-0.012cm" fo:font-style="normal" officeooo:rsid="0054a7d8" style:font-size-asian="9pt" style:font-style-asian="normal" style:font-name-complex="Lucida Sans" style:font-size-complex="9pt" style:font-style-complex="normal"/>
    </style:style>
    <style:style style:name="MT36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MT37" style:family="text">
      <style:text-properties fo:color="#221f1f" style:font-name="Lucida Sans" fo:letter-spacing="-0.007cm" fo:font-style="normal" fo:font-weight="bold" officeooo:rsid="0010c812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221f1f" style:font-name="Lucida Sans" fo:letter-spacing="-0.007cm" fo:font-weight="bold" style:font-weight-asian="bold" style:font-name-complex="Lucida Sans" style:font-weight-complex="bold"/>
    </style:style>
    <style:style style:name="MT39" style:family="text">
      <style:text-properties fo:color="#221f1f" style:font-name="Lucida Sans" fo:letter-spacing="-0.014cm" style:font-name-complex="Lucida Sans"/>
    </style:style>
    <style:style style:name="MT40" style:family="text">
      <style:text-properties fo:color="#221f1f" style:text-position="-5% 100%" style:font-name="Lucida Sans" fo:letter-spacing="-0.007cm" style:font-name-complex="Lucida Sans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4e00d8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221f1f" style:text-position="-5% 100%" style:font-name="Lucida Sans" fo:letter-spacing="-0.007cm" fo:font-weight="bold" style:font-weight-asian="bold" style:font-name-complex="Lucida Sans" style:font-weight-complex="bold"/>
    </style:style>
    <style:style style:name="MT43" style:family="text">
      <style:text-properties fo:color="#221f1f" style:text-position="-5% 100%" style:font-name="Lucida Sans" fo:letter-spacing="-0.012cm" style:font-name-complex="Lucida Sans"/>
    </style:style>
    <style:style style:name="MT44" style:family="text">
      <style:text-properties fo:color="#221f1f" style:text-position="-5% 100%" style:font-name="Lucida Sans" fo:letter-spacing="-0.009cm" style:font-name-complex="Lucida Sans"/>
    </style:style>
    <style:style style:name="MT45" style:family="text">
      <style:text-properties fo:font-style="normal" style:font-style-asian="normal" style:font-style-complex="normal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text-position="-5% 100%" style:font-name="Lucida Sans" fo:font-size="8pt" fo:letter-spacing="-0.007cm" fo:font-style="normal" fo:font-weight="bold" officeooo:rsid="00c9658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5% 100%" style:font-name="Lucida Sans" fo:font-size="8pt" fo:letter-spacing="-0.007cm" fo:font-style="normal" fo:font-weight="bold" officeooo:rsid="00cec49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221f1f" style:text-position="-5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1" style:family="text">
      <style:text-properties officeooo:rsid="004a1d82"/>
    </style:style>
    <style:style style:name="MT52" style:family="text">
      <style:text-properties fo:font-size="8pt" style:font-size-asian="8pt" style:font-size-complex="8pt"/>
    </style:style>
    <style:style style:name="MT53" style:family="text">
      <style:text-properties fo:font-size="8pt" officeooo:rsid="00573e39" style:font-size-asian="8pt" style:font-size-complex="8pt"/>
    </style:style>
    <style:style style:name="MT54" style:family="text">
      <style:text-properties fo:color="#221f1f" style:font-name="Lucida Sans" fo:letter-spacing="-0.007cm" fo:font-style="normal" fo:font-weight="bold" officeooo:rsid="00b7736f" style:font-style-asian="normal" style:font-weight-asian="bold" style:font-name-complex="Lucida Sans" style:font-style-complex="normal" style:font-weight-complex="bold"/>
    </style:style>
    <style:style style:name="MT55" style:family="text">
      <style:text-properties style:use-window-font-color="true" style:font-name="Lucida Sans" fo:letter-spacing="-0.009cm" fo:font-weight="bold" style:font-weight-asian="bold" style:font-name-complex="Lucida Sans" style:font-weight-complex="bold"/>
    </style:style>
    <style:style style:name="MT56" style:family="text">
      <style:text-properties fo:color="#221f1f" style:text-position="-5% 100%" style:font-name="Lucida Sans" fo:letter-spacing="-0.012cm" fo:font-weight="normal" fo:background-color="transparent" loext:char-shading-value="0" style:font-weight-asian="normal" style:font-name-complex="Lucida Sans" style:font-weight-complex="normal"/>
    </style:style>
    <style:style style:name="MT57" style:family="text">
      <style:text-properties fo:color="#221f1f" style:text-position="-5% 100%" fo:font-size="8pt" fo:letter-spacing="-0.007cm" fo:font-style="normal" fo:font-weight="bold" officeooo:rsid="00ce28ff" style:font-size-asian="8pt" style:font-style-asian="normal" style:font-weight-asian="bold" style:font-size-complex="8pt" style:font-style-complex="normal" style:font-weight-complex="bold"/>
    </style:style>
    <style:style style:name="MT58" style:family="text">
      <style:text-properties fo:color="#221f1f" style:text-position="-5% 100%" fo:font-size="8pt" fo:letter-spacing="-0.007cm" fo:font-style="normal" fo:font-weight="bold" officeooo:rsid="0010c812" style:font-size-asian="8pt" style:font-style-asian="normal" style:font-weight-asian="bold" style:font-size-complex="8pt" style:font-style-complex="normal" style:font-weight-complex="bold"/>
    </style:style>
    <style:style style:name="MT59" style:family="text">
      <style:text-properties fo:color="#221f1f" fo:font-size="8pt" fo:letter-spacing="-0.028cm" fo:font-weight="bold" style:font-size-asian="8pt" style:font-weight-asian="bold" style:font-size-complex="8pt" style:font-weight-complex="bold"/>
    </style:style>
    <style:style style:name="MT60" style:family="text">
      <style:text-properties fo:color="#221f1f" fo:font-size="8pt" fo:letter-spacing="-0.007cm" style:font-size-asian="8pt" style:font-size-complex="8pt"/>
    </style:style>
    <style:style style:name="MT61" style:family="text">
      <style:text-properties fo:color="#221f1f" style:text-position="-5% 100%" fo:font-size="8pt" fo:letter-spacing="-0.007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62" style:family="text">
      <style:text-properties fo:color="#221f1f" fo:font-size="8pt" fo:letter-spacing="-0.007cm" fo:font-weight="bold" style:font-size-asian="8pt" style:font-weight-asian="bold" style:font-size-complex="8pt" style:font-weight-complex="bold"/>
    </style:style>
    <style:style style:name="MT63" style:family="text">
      <style:text-properties fo:color="#221f1f" fo:font-size="8pt" fo:letter-spacing="-0.018cm" style:font-size-asian="8pt" style:font-size-complex="8pt"/>
    </style:style>
    <style:style style:name="MT64" style:family="text">
      <style:text-properties fo:color="#000000" style:text-position="-5% 100%" fo:font-size="7.5pt" fo:letter-spacing="-0.012cm" fo:font-weight="normal" style:font-size-asian="7.5pt" style:font-weight-asian="normal" style:font-size-complex="7.5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R</text:span><text:span text:style-name="MT1"><text:text-input text:description="&lt;/if&gt;">if</text:text-input></text:span></text:p>
              <text:p text:style-name="MP5">Código 91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span text:style-name="MT3"><text:text-input text:description="&lt;if test=&quot;print_title and o._context.get('stock_report_type',False)=='voucher'&quot;&gt;">if</text:text-input></text:span><text:span text:style-name="MT3"><text:text-input text:description="&lt;remit_title&gt;">Remit</text:text-input></text:span><text:span text:style-name="MT3"><text:text-input text:description="&lt;/if&gt;">/i</text:text-input></text:span><text:span text:style-name="MT3"><text:text-input text:description="&lt;if test=&quot;print_title and o._context.get('stock_report_type',False)!='voucher'&quot;&gt;">if</text:text-input></text:span><text:span text:style-name="MT4"><text:text-input text:description="&lt;picking_title&gt;">Pick</text:text-input></text:span><text:span text:style-name="MT3"><text:text-input text:description="&lt;/if&gt;">/i</text:text-input></text:span><text:span text:style-name="MT3"><text:s/></text:span><text:text-input text:description="&lt;if test=&quot;print_number&quot;&gt;">IF2</text:text-input>Nº: <text:span text:style-name="MT5"><text:text-input text:description="&lt;if test=&quot;o._context.get('stock_report_type',False)=='voucher'&quot;&gt;">if</text:text-input></text:span><text:text-input text:description="&lt;o.vouchers&gt;">000</text:text-input><text:text-input text:description="&lt;/if&gt;">/if</text:text-input><text:span text:style-name="MT5"><text:text-input text:description="&lt;if test=&quot;o._context.get('stock_report_type',False)!='voucher'&quot;&gt;">if</text:text-input></text:span><text:text-input text:description="&lt;o.name&gt;">000</text:text-input><text:text-input text:description="&lt;/if&gt;">/if</text:text-input><text:text-input text:description="&lt;/if&gt;">/if</text:text-input></text:p>
              <text:p text:style-name="MP7"><text:text-input text:description="&lt;legend&gt;">legend</text:text-input></text:p>
              <text:p text:style-name="MP7"/>
              <text:p text:style-name="MP8"><text:span text:style-name="MT6">Fecha</text:span><text:span text:style-name="MT7">: </text:span><text:span text:style-name="MT7"><text:text-input text:description="&lt;if test=&quot;o.date_done&quot;&gt;">If</text:text-input></text:span><text:span text:style-name="MT7"><text:text-input text:description="&lt;formatLang(o.date_done,date='true')&gt;">DD/MM/YYYY</text:text-input></text:span><text:span text:style-name="MT8"><text:text-input text:description="&lt;/if&gt;">/if</text:text-input></text:span></text:p>
              <text:p text:style-name="MP9"><text:span text:style-name="MT9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2"><text:placeholder text:placeholder-type="text">&lt;company.name&gt;</text:placeholder></text:p>
              <text:p text:style-name="MP13"><text:placeholder text:placeholder-type="text">&lt;company.report_company_name or company.name&gt;</text:placeholder></text:p>
              <text:p text:style-name="MP14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5"><text:span text:style-name="MT11"><text:placeholder text:placeholder-type="text">&lt;company.partner_id.state_id.name&gt;</text:placeholder></text:span><text:span text:style-name="MT11"><text:s/></text:span></text:p>
              <text:p text:style-name="MP16"><text:span text:style-name="MT11"><text:placeholder text:placeholder-type="text">&lt;company.partner_id.email&gt;</text:placeholder></text:span><text:span text:style-name="MT12"><text:s/></text:span><text:span text:style-name="MT11"><text:placeholder text:placeholder-type="text">&lt;if test="company.partner_id.phone"&gt;</text:placeholder></text:span><text:span text:style-name="MT11">- Tel: </text:span><text:span text:style-name="MT11"><text:placeholder text:placeholder-type="text">&lt;company.partner_id.phone&gt;</text:placeholder></text:span><text:span text:style-name="MT12"><text:placeholder text:placeholder-type="text">&lt;/if&gt;</text:placeholder></text:span></text:p>
              <text:p text:style-name="MP17"><text:placeholder text:placeholder-type="text">&lt;company.website&gt;</text:placeholder></text:p>
              <text:p text:style-name="MP18"><text:span text:style-name="MT13">Depósito: </text:span><text:span text:style-name="MT14"><text:placeholder text:placeholder-type="text">&lt;partner_address(o.picking_type_id.warehouse_id.partner_id)&gt;</text:placeholder></text:span></text:p>
              <text:p text:style-name="MP19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20"><text:span text:style-name="MT15"><text:text-input text:description="&lt;if test=&quot;print_header&quot;&gt;">IF2</text:text-input></text:span><text:span text:style-name="MT16">C.U.I.T. </text:span><text:span text:style-name="MT17">Nº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6">Ing. Brutos </text:span><text:span text:style-name="MT17">Nº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2"><text:span text:style-name="MT15"><text:text-input text:description="&lt;if test=&quot;print_header&quot;&gt;">IF2</text:text-input></text:span><text:span text:style-name="MT18">Inicio </text:span><text:span text:style-name="MT19">A</text:span><text:span text:style-name="MT18">ctividades</text:span><text:span text:style-name="MT20">: </text:span><text:span text:style-name="MT20"><text:text-input text:description="&lt;if test=&quot;company.partner_id.start_date&quot;&gt;">If</text:text-input></text:span><text:span text:style-name="MT20"><text:text-input text:description="&lt;formatLang(company.partner_id.start_date,date='true')&gt;">DD/MM/YYYY</text:text-input></text:span><text:span text:style-name="MT20"><text:text-input text:description="&lt;/if&gt;">/if</text:text-input></text:span><text:span text:style-name="MT15"><text:text-input text:description="&lt;/if&gt;">&lt;/if&gt;</text:text-input></text:span></text:p>
              <text:p text:style-name="MP23"><text:placeholder text:placeholder-type="text">&lt;company.partner_id.afip_responsability_type_id.name&gt;</text:placeholder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4"><text:s/></text:p>
              <text:p text:style-name="MP25"><text:span text:style-name="MT21">Señor(es)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6"><text:span text:style-name="MT25"><text:text-input text:description="&lt;o.partner_id.commercial_partner_id.main_id_category_id.code&gt;">CUIT</text:text-input></text:span><text:span text:style-name="MT26">:</text:span><text:span text:style-name="MT27"> </text:span><text:span text:style-name="MT27"><text:placeholder text:placeholder-type="text">&lt;o.partner_id.commercial_partner_id.main_id_number&gt;</text:placeholder></text:span></text:p>
              <text:p text:style-name="MP27"><text:span text:style-name="MT27"><text:placeholder text:placeholder-type="text">&lt;o.partner_id.commercial_partner_id.afip_responsability_type_id.name&gt;</text:placeholder></text:span></text:p>
              <text:p text:style-name="MP28"><text:span text:style-name="MT28">N.º Pedido</text:span><text:span text:style-name="MT29">: </text:span><text:span text:style-name="MT30"><text:text-input text:description="&lt;o.origin&gt;">R1231231 - R1231321</text:text-input></text:span></text:p>
            </table:table-cell>
            <table:table-cell table:style-name="Tabla7.A1" table:number-rows-spanned="2" office:value-type="string">
              <text:p text:style-name="MP29"/>
              <text:p text:style-name="MP30"><text:span text:style-name="MT31">Dirección </text:span><text:span text:style-name="MT32">Entrega</text:span><text:span text:style-name="MT33">:</text:span><text:span text:style-name="MT34"> </text:span><text:span text:style-name="MT34"><text:placeholder text:placeholder-type="text">&lt;partner_address(o.partner_id.commercial_partner_id)&gt;</text:placeholder></text:span></text:p>
              <text:p text:style-name="MP31"/>
              <text:p text:style-name="MP32"><text:span text:style-name="MT35"><text:placeholder text:placeholder-type="text">&lt;if test="o.partner_id.parent_id"&gt;</text:placeholder></text:span><text:span text:style-name="MT35">Enviar a</text:span><text:span text:style-name="MT24">: </text:span><text:span text:style-name="MT24"><text:placeholder text:placeholder-type="text">&lt;o.partner_id.name&gt;</text:placeholder></text:span><text:span text:style-name="MT24"><text:s/>- </text:span><text:span text:style-name="MT36"><text:placeholder text:placeholder-type="text">&lt;partner_address(o.partner_id)&gt;</text:placeholder></text:span><text:span text:style-name="MT24"><text:placeholder text:placeholder-type="text">&lt;/if&gt;</text:placeholder></text:span></text:p>
              <text:p text:style-name="MP33"><text:span text:style-name="MT37">Transporte</text:span><text:span text:style-name="MT38">:</text:span><text:span text:style-name="MT39"> </text:span><text:span text:style-name="MT40"><text:text-input text:description="&lt;o.carrier_id.name&gt;">El más rapido SRL</text:text-input></text:span></text:p>
              <text:p text:style-name="MP33"><text:span text:style-name="MT41">Dirección</text:span><text:span text:style-name="MT42">:</text:span><text:span text:style-name="MT43"> </text:span><text:span text:style-name="MT44"><text:text-input text:description="&lt;partner_address(o.carrier_id.partner_id)&gt;">Balcarce 666</text:text-input></text:span></text:p>
            </table:table-cell>
          </table:table-row>
          <table:table-row table:style-name="Tabla7.2">
            <table:table-cell table:style-name="Tabla7.A1" office:value-type="string">
              <text:p text:style-name="MP34"/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5"><text:span text:style-name="MT45">Remitimos a Ud(s) lo siguiente:</text:span></text:p>
            </table:table-cell>
            <table:table-cell table:style-name="Tabla1.A1" office:value-type="string">
              <text:p text:style-name="MP36"><text:span text:style-name="MT46"/></text:p>
            </table:table-cell>
            <table:table-cell table:style-name="Tabla1.A1" office:value-type="string">
              <text:p text:style-name="MP37"><text:span text:style-name="MT47"><text:text-input text:description="&lt;if test=&quot;keys.get('print_page_number')&quot;&gt;">IF2</text:text-input></text:span><text:span text:style-name="MT48">P</text:span><text:span text:style-name="MT47">ag.</text:span><text:span text:style-name="MT49"> </text:span><text:span text:style-name="MT49"><text:page-number text:select-page="current">1</text:page-number></text:span><text:span text:style-name="MT49">/</text:span><text:span text:style-name="MT49"><text:page-count>1</text:page-count></text:span><text:span text:style-name="MT49"> </text:span><text:span text:style-name="MT50"><text:text-input text:description="&lt;/if&gt;">end if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8">Descripción<text:text-input text:description="&lt;if test=&quot;print_serial_number&quot;&gt;">if</text:text-input> - Lo<text:span text:style-name="MT51">t</text:span>e / <text:span text:style-name="MT51">Serie</text:span><text:text-input text:description="&lt;/if&gt;">e</text:text-input> <text:span text:style-name="MT52"><text:text-input text:description="&lt;if test=&quot;print_lot_life_date&quot;&gt;">if</text:text-input></text:span><text:span text:style-name="MT53">(Venc.)</text:span><text:span text:style-name="MT52"><text:text-input text:description="&lt;/if&gt;">end</text:text-input></text:span></text:p>
            </table:table-cell>
            <table:table-cell table:style-name="Tabla2.B1" office:value-type="string">
              <text:p text:style-name="MP39"/>
            </table:table-cell>
            <table:table-cell table:style-name="Tabla2.C1" office:value-type="string">
              <text:p text:style-name="MP40">Cantidad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3"/>
            </table:table-cell>
            <table:table-cell table:style-name="Tabla6.A1" table:number-columns-spanned="2" office:value-type="string">
              <text:p text:style-name="MP43"/>
            </table:table-cell>
            <table:covered-table-cell/>
            <table:table-cell table:style-name="Tabla6.A1" office:value-type="string">
              <text:p text:style-name="MP43"/>
            </table:table-cell>
          </table:table-row>
          <table:table-row table:style-name="Tabla6.2">
            <table:table-cell table:style-name="Tabla6.A1" table:number-columns-spanned="5" office:value-type="string">
              <text:p text:style-name="MP44"><text:span text:style-name="MT37">O</text:span><text:span text:style-name="MT54">bservaciones</text:span><text:span text:style-name="MT55">: </text:span><text:span text:style-name="MT56"><text:placeholder text:placeholder-type="text">&lt;o.observations&gt;</text:placeholder></text:span></text:p>
              <text:p text:style-name="MP45">Nota: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6"><text:span text:style-name="MT57">Cant</text:span><text:span text:style-name="MT58">. Bultos</text:span><text:span text:style-name="MT59">: </text:span><text:span text:style-name="MT60"><text:text-input text:description="&lt;o.number_of_packages&gt;">10</text:text-input></text:span></text:p>
              <text:p text:style-name="MP47"><text:span text:style-name="MT60">Tipo de bulto:</text:span></text:p>
              <text:p text:style-name="MP48"><text:span text:style-name="MT58">Peso </text:span><text:span text:style-name="MT61">Total</text:span><text:span text:style-name="MT62">:</text:span><text:span text:style-name="MT63"> </text:span><text:span text:style-name="MT60"><text:text-input text:description="&lt;formatLang(o.weight)&gt;">30,5</text:text-input></text:span><text:span text:style-name="MT60"><text:s/>kgs.</text:span></text:p>
              <text:p text:style-name="MP49"><text:span text:style-name="MT60">Volumen Total en m³:</text:span></text:p>
            </table:table-cell>
            <table:table-cell table:style-name="Tabla6.B3" office:value-type="string">
              <text:p text:style-name="MP50">Seguro Poliza N.º:</text:p>
              <text:p text:style-name="MP50">COT N.º:</text:p>
            </table:table-cell>
            <table:table-cell table:style-name="Tabla6.B3" table:number-columns-spanned="3" office:value-type="string">
              <text:p text:style-name="MP50">Recibí Conforme</text:p>
              <text:p text:style-name="MP50">Cliente</text:p>
              <text:p text:style-name="MP50">Aclaración </text:p>
              <text:p text:style-name="MP50">DNI N.º:</text:p>
            </table:table-cell>
            <table:covered-table-cell/>
            <table:covered-table-cell/>
          </table:table-row>
          <table:table-row table:style-name="Tabla6.4">
            <table:table-cell table:style-name="Tabla6.A3" office:value-type="string">
              <text:p text:style-name="MP51"/>
            </table:table-cell>
            <table:table-cell table:style-name="Tabla6.B4" office:value-type="string">
              <text:p text:style-name="MP52"/>
            </table:table-cell>
            <table:table-cell table:style-name="Tabla6.B4" office:value-type="string">
              <text:p text:style-name="MP53">CAI N.º: <text:span text:style-name="MT64"><text:placeholder text:placeholder-type="text">&lt;company.cai_code&gt;</text:placeholder></text:span></text:p>
            </table:table-cell>
            <table:table-cell table:style-name="Tabla6.B4" table:number-columns-spanned="2" office:value-type="string">
              <text:p text:style-name="MP54">Fecha Vto: <text:span text:style-name="MT64"><text:placeholder text:placeholder-type="text">&lt;formatLang(company.cai_vto,date='True')&gt;</text:placeholder></text:span></text:p>
            </table:table-cell>
            <table:covered-table-cell/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0-11-06T13:07:13.720804532</dc:date>
    <meta:editing-duration>P3DT10H42M21S</meta:editing-duration>
    <meta:editing-cycles>448</meta:editing-cycles>
    <meta:generator>LibreOffice/6.4.5.2$Linux_X86_64 LibreOffice_project/40$Build-2</meta:generator>
    <meta:document-statistic meta:table-count="6" meta:image-count="0" meta:object-count="0" meta:page-count="1" meta:paragraph-count="53" meta:word-count="266" meta:character-count="1632" meta:non-whitespace-character-count="1549"/>
  </office:meta>
</office:document-meta>
</file>